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8pt" fo:font-weight="normal" officeooo:rsid="000fd4c8" officeooo:paragraph-rsid="000fd4c8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8pt" fo:font-weight="normal" officeooo:rsid="000fd4c8" officeooo:paragraph-rsid="0011809f" style:font-size-asian="18pt" style:font-weight-asian="normal" style:font-size-complex="18pt" style:font-weight-complex="normal"/>
    </style:style>
    <style:style style:name="P3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0fd4c8" officeooo:paragraph-rsid="000fd4c8" style:font-size-asian="12pt" style:font-weight-asian="normal" style:font-size-complex="12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officeooo:rsid="0013bfb5" style:font-size-asian="26pt" style:font-size-complex="2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58d64" style:font-size-asian="12pt" style:font-size-complex="12pt"/>
    </style:style>
    <style:style style:name="T6" style:family="text">
      <style:text-properties officeooo:rsid="00158d64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vertical-align="middle" draw:auto-grow-height="false" fo:min-height="8.162cm" fo:min-width="0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Terceiro Dia</text:span><text:tab/><text:tab/><text:span text:style-name="T1">Marina de Oliveira</text:span> <text:s/>[ 2<text:span text:style-name="T6">7</text:span> ]</text:p>
      <text:p text:style-name="P1">Houve festa durante três dias no inferno</text:p>
      <text:p text:style-name="P1">A vida estava de luto</text:p>
      <text:p text:style-name="P1">Os sonhos ficaram desertos</text:p>
      <text:p text:style-name="P1">E a chave de acesso à eternidade</text:p>
      <text:p text:style-name="P1">Estava na profundidade</text:p>
      <text:p text:style-name="P1">Nas mãos do mentor da maldade</text:p>
      <text:p text:style-name="P1">Mas foi parte do plano jesus cristo morrer</text:p>
      <text:p text:style-name="P1">Pra que o homem pudesse viver</text:p>
      <text:p text:style-name="P1"><draw:custom-shape text:anchor-type="paragraph" draw:z-index="0" draw:style-name="gr1" draw:text-style-name="P4" svg:width="0.345cm" svg:height="8.161cm" svg:x="12.499cm" svg:y="0.05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Pois ao terceiro dia o salvador ressuscitou</text:p>
      <text:p text:style-name="P1">Pra honra e glória do senhor</text:p>
      <text:p text:style-name="P1"><draw:frame text:anchor-type="paragraph" draw:z-index="2" draw:style-name="gr2" draw:text-style-name="P6" svg:width="0.636cm" svg:height="2.426cm" svg:x="13.081cm" svg:y="0.325cm"><draw:text-box><text:p text:style-name="P5">2x</text:p><text:p text:style-name="P5">F</text:p><text:p text:style-name="P5">I</text:p><text:p text:style-name="P5">N</text:p><text:p text:style-name="P5">A</text:p><text:p text:style-name="P5">L</text:p></draw:text-box></draw:frame>E a festa no inferno terminou</text:p>
      <text:p text:style-name="P1">Pois ao terceiro dia o salvador ressuscitou</text:p>
      <text:p text:style-name="P1">Pra honra e glória do senhor</text:p>
      <text:p text:style-name="P1">Pra suas mãos a chave retornou</text:p>
      <text:p text:style-name="P2">E a vida se eternizou</text:p>
      <text:p text:style-name="P2"><text:span text:style-name="T2">Terceiro Dia</text:span><text:span text:style-name="T4"><text:tab/><text:tab/></text:span><text:span text:style-name="T1">Marina de Oliveira</text:span><text:span text:style-name="T4"> <text:s/>[ 2</text:span><text:span text:style-name="T5">7</text:span><text:span text:style-name="T4"> ]</text:span></text:p>
      <text:p text:style-name="P1">Houve festa durante três dias no inferno</text:p>
      <text:p text:style-name="P1">A vida estava de luto</text:p>
      <text:p text:style-name="P1">Os sonhos ficaram desertos</text:p>
      <text:p text:style-name="P1">E a chave de acesso à eternidade</text:p>
      <text:p text:style-name="P1">Estava na profundidade</text:p>
      <text:p text:style-name="P1">Nas mãos do mentor da maldade</text:p>
      <text:p text:style-name="P1">Mas foi parte do plano jesus cristo morrer</text:p>
      <text:p text:style-name="P1">Pra que o homem pudesse viver</text:p>
      <text:p text:style-name="P1"><draw:custom-shape text:anchor-type="paragraph" draw:z-index="1" draw:style-name="gr1" draw:text-style-name="P4" svg:width="0.345cm" svg:height="8.161cm" svg:x="12.499cm" svg:y="0.05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Pois ao terceiro dia o salvador ressuscitou</text:p>
      <text:p text:style-name="P1">Pra honra e glória do senhor</text:p>
      <text:p text:style-name="P1"><draw:frame text:anchor-type="paragraph" draw:z-index="3" draw:style-name="gr2" draw:text-style-name="P6" svg:width="0.636cm" svg:height="2.426cm" svg:x="13.081cm" svg:y="0.325cm"><draw:text-box><text:p text:style-name="P5">2x</text:p><text:p text:style-name="P5">F</text:p><text:p text:style-name="P5">I</text:p><text:p text:style-name="P5">N</text:p><text:p text:style-name="P5">A</text:p><text:p text:style-name="P5">L</text:p></draw:text-box></draw:frame>E a festa no inferno terminou</text:p>
      <text:p text:style-name="P1">Pois ao terceiro dia o salvador ressuscitou</text:p>
      <text:p text:style-name="P1">Pra honra e glória do senhor</text:p>
      <text:p text:style-name="P1">Pra suas mãos a chave retornou</text:p>
      <text:p text:style-name="P1">E a vida se eterniz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2-27T12:45:41.962889705</dc:date>
    <meta:editing-cycles>20</meta:editing-cycles>
    <meta:editing-duration>PT20M57S</meta:editing-duration>
    <meta:generator>LibreOffice/4.4.6.3$Linux_X86_64 LibreOffice_project/40m0$Build-3</meta:generator>
    <meta:print-date>2016-02-27T12:26:39.542480134</meta:print-date>
    <meta:document-statistic meta:table-count="0" meta:image-count="0" meta:object-count="0" meta:page-count="1" meta:paragraph-count="32" meta:word-count="194" meta:character-count="1006" meta:non-whitespace-character-count="840"/>
  </office:meta>
</office:document-meta>
</file>